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list-style-name="L1"/>
    <style:style style:name="P6" style:family="paragraph" style:parent-style-name="Standard" style:list-style-name="L1">
      <style:text-properties officeooo:paragraph-rsid="001b9cba"/>
    </style:style>
    <style:style style:name="P7" style:family="paragraph" style:parent-style-name="Standard" style:list-style-name="L1">
      <style:text-properties fo:color="#00a933"/>
    </style:style>
    <style:style style:name="P8"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bold" style:font-weight-asian="bold" style:font-weight-complex="bold"/>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color="#ff860d"/>
    </style:style>
    <style:style style:name="T21" style:family="text">
      <style:text-properties fo:color="#ff860d" fo:background-color="transparent" loext:char-shading-value="0"/>
    </style:style>
    <style:style style:name="T22" style:family="text">
      <style:text-properties fo:color="#ff860d" style:text-underline-style="none"/>
    </style:style>
    <style:style style:name="T23" style:family="text">
      <style:text-properties fo:color="#ff860d" style:text-underline-style="solid" style:text-underline-width="auto" style:text-underline-color="font-color"/>
    </style:style>
    <style:style style:name="T24" style:family="text">
      <style:text-properties officeooo:rsid="002bc905"/>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1">Arancione</text:span> <text:span text:style-name="T14">=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9"><text:span text:style-name="T25">utente</text:span></text:p></office:annotation><text:span text:style-name="T1">utenti del sistema</text:span><office:annotation-end office:name="__Annotation__406_3229985513"/> di <text:span text:style-name="T12">inserire</text:span><text:span text:style-name="T1"> annunci</text:span> per la vendita di materiale usato, di <text:span text:style-name="T11">scambiare messaggi</text:span> tra di loro (in <text:span text:style-name="T19">maniera privata</text:span>) per accordarsi sulla vendita/consegna dell’<text:span text:style-name="T1">oggetto</text:span>, o di <text:span text:style-name="T12">inserire</text:span><text:span text:style-name="T13"> </text:span><text:span text:style-name="T12">domande</text:span> (in <text:span text:style-name="T19">maniera pubblica</text:span>) sull’<office:annotation office:name="__Annotation__260_4162159377"><dc:creator>Autore sconosciuto</dc:creator><dc:date>2020-11-22T11:11:37.556090365</dc:date><text:p text:style-name="P11"><text:span text:style-name="T25">annuncio</text:span></text:p></office:annotation><text:span text:style-name="T1">oggetto</text:span><office:annotation-end office:name="__Annotation__260_4162159377"/>. </text:p>
      <text:p text:style-name="Standard"/>
      <text:p text:style-name="Standard">Un <text:span text:style-name="T9">utente</text:span><text:span text:style-name="T1"> del sistema</text:span> si <text:span text:style-name="T21">registra</text:span> scegliendo un <text:span text:style-name="T3">username univoco</text:span>, <text:span text:style-name="T20">inserendo</text:span> tutte le sue <text:span text:style-name="T15">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1"><text:span text:style-name="T25">Regola di vincolo o reificazione</text:span></text:p></office:annotation><text:span text:style-name="T7">uno</text:span> come mezzo di comunicazione preferito<office:annotation-end office:name="__Annotation__364_4162159377"/>, ed <text:span text:style-name="T20">inserendo</text:span> i <text:span text:style-name="T4">dati relativi alla sua carta di credito</text:span>. I dati della carta di credito <text:span text:style-name="T7">non sono obbligatori</text:span>.</text:p>
      <text:p text:style-name="Standard"/>
      <text:p text:style-name="Standard"><text:span text:style-name="T17">I </text:span><text:span text:style-name="T18">gestori del servizio</text:span><text:span text:style-name="T17"> </text:span><text:span text:style-name="T8">possono</text:span><text:span text:style-name="T17"> </text:span><office:annotation office:name="__Annotation__385_245370809"><dc:creator>Autore sconosciuto</dc:creator><dc:date>2020-11-28T10:35:15.491114747</dc:date><text:p text:style-name="P11"><text:span text:style-name="T25">operazione</text:span></text:p></office:annotation><text:span text:style-name="T22">creare</text:span><office:annotation-end office:name="__Annotation__385_245370809"/><text:span text:style-name="T17"> una </text:span><text:span text:style-name="T18">gerarchia di categorie</text:span><text:span text:style-name="T17"> per gli annunci.</text:span> Un <text:span text:style-name="T1">utente</text:span>, per <text:span text:style-name="T20">creare</text:span> un <text:span text:style-name="T1">annuncio</text:span>, <text:span text:style-name="T20">seleziona</text:span> una <text:span text:style-name="T1">categoria</text:span> e <text:span text:style-name="T20">scrive</text:span> una <text:span text:style-name="T4">descrizione dell’oggetto</text:span>. <text:span text:style-name="T7">Eventualmente</text:span>, può decidere di <text:span text:style-name="T20">caricare</text:span> una <text:span text:style-name="T4">foto dell’oggetto</text:span>. <text:span text:style-name="T17">Per </text:span><text:span text:style-name="T11">creare</text:span><text:span text:style-name="T17"> un </text:span><text:span text:style-name="T18">annuncio</text:span><text:span text:style-name="T17">, un </text:span><text:span text:style-name="T18">utente</text:span><text:span text:style-name="T17"> deve </text:span><text:span text:style-name="T8">necessariamente</text:span><text:span text:style-name="T17"> aver inserito i </text:span><text:span text:style-name="T6">dati della sua carta di credito</text:span>. Quando un <text:span text:style-name="T18">oggetto</text:span><text:span text:style-name="T17"> inserito in bacheca è stato venduto, l’</text:span><text:span text:style-name="T18">utente</text:span> lo <office:annotation office:name="__Annotation__262_4162159377"><dc:creator>Autore sconosciuto</dc:creator><dc:date>2020-11-22T11:16:39.928176976</dc:date><text:p text:style-name="P11"><text:span text:style-name="T25">Regola di vincolo: non deve essere visualizzato nella bacheca pubblica</text:span></text:p></office:annotation><text:span text:style-name="T14">indica </text:span><text:span text:style-name="T16">come tale</text:span><office:annotation-end office:name="__Annotation__262_4162159377"/> e <office:annotation office:name="__Annotation__261_4162159377"><dc:creator>Autore sconosciuto</dc:creator><dc:date>2020-11-22T11:14:46.483207230</dc:date><text:p text:style-name="P11"><text:span text:style-name="T25">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 del sistema</text:span>, una volta <text:span text:style-name="T20">letto e scelto</text:span> un annuncio, <text:span text:style-name="T7">può</text:span> decidere di <text:span text:style-name="T11">inserire</text:span> un <text:span text:style-name="T1">commento pubblico</text:span> o di <text:span text:style-name="T11">inviare</text:span> un <text:span text:style-name="T1">messaggio privato</text:span> all’utente che ha inserito l’<text:span text:style-name="T1">annuncio</text:span>. Similmente, un utente può “<text:span text:style-name="T10">seguire</text:span>” uno degli <text:span text:style-name="T1">annunci</text:span>, <office:annotation office:name="__Annotation__273_4162159377"><dc:creator>Autore sconosciuto</dc:creator><dc:date>2020-11-22T11:28:21.714626255</dc:date><text:p text:style-name="P11"><text:span text:style-name="T25">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nota).</text:p>
      <text:p text:style-name="Standard"/>
      <text:p text:style-name="Standard">In generale, un <text:span text:style-name="T1">utente</text:span> <text:span text:style-name="T7">può</text:span>:</text:p>
      <text:list xml:id="list1024378137" text:style-name="L1">
        <text:list-item>
          <text:p text:style-name="P6"><text:span text:style-name="T22">Inserire/rimuovere</text:span> nuovi <text:span text:style-name="T1">annunci</text:span></text:p>
        </text:list-item>
        <text:list-item>
          <text:p text:style-name="P6"><text:span text:style-name="T11">Modificare</text:span> le sue <text:span text:style-name="T15">informazioni anagrafiche</text:span></text:p>
        </text:list-item>
        <text:list-item>
          <text:p text:style-name="P5"><text:span text:style-name="T11">Seguire</text:span> <text:span text:style-name="T1">annunci</text:span></text:p>
        </text:list-item>
        <text:list-item>
          <text:p text:style-name="P5"><text:span text:style-name="T11">Mostra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11"><text:span text:style-name="T25">Accedo in lettura a disponibile o a venduto per vedere lo stato</text:span></text:p></office:annotation><text:span text:style-name="T14">stato</text:span><office:annotation-end office:name="__Annotation__341_245370809"/>)</text:p>
        </text:list-item>
        <text:list-item>
          <text:p text:style-name="P5"><text:span text:style-name="T11">Inviare</text:span> <office:annotation office:name="__Annotation__299_4162159377"><dc:creator>Autore sconosciuto</dc:creator><dc:date>2020-11-22T11:48:40.531071687</dc:date><text:p text:style-name="P11"><text:span text:style-name="T27">Part of conversazione</text:span></text:p><text:p text:style-name="P11"><text:span text:style-name="T27">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4">ad una</text:span><text:span text:style-name="T10"> <text:s/></text:span><text:span text:style-name="T15">conversazione</text:span><text:span text:style-name="T14"> specifica</text:span></text:p>
        </text:list-item>
        <text:list-item>
          <text:p text:style-name="P5"><text:span text:style-name="T10">Inserire commenti</text:span> agli <text:span text:style-name="T1">annunci</text:span> ancora <text:span text:style-name="T4">attivi</text:span></text:p>
          <text:p text:style-name="P7"/>
        </text:list-item>
      </text:list>
      <text:p text:style-name="Standard">I <text:span text:style-name="T1">gestori del servizio</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1"><text:span text:style-name="T25">operazione</text:span></text:p></office:annotation><text:span text:style-name="T10">generare</text:span><office:annotation-end office:name="__Annotation__386_245370809"/> un <text:span text:style-name="T1">report</text:span> indicante per ciascun <text:span text:style-name="T1">utente del sistema</text:span> quanti <office:annotation office:name="__Annotation__331_4162159377"><dc:creator>Autore sconosciuto</dc:creator><dc:date>2020-11-22T12:28:01.526887166</dc:date><text:p text:style-name="P11"><text:span text:style-name="T25">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0"><text:span text:style-name="T26">Regola di vincolo:</text:span></text:p><text:p text:style-name="P10"><text:span text:style-name="T26">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1"><text:span text:style-name="T25">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2275398193" text:style-name="L2">
        <text:list-header>
          <text:p text:style-name="P8"/>
        </text:list-header>
        <text:list-item>
          <text:p text:style-name="P8"><text:soft-page-break/>Durante la disambiguazione della specifica ho inserito una chiave univoca per gli annunci</text:p>
        </text:list-item>
        <text:list-item>
          <text:p text:style-name="P8">Regola di vincolo : almeno un gestore del servizio deve aver creato una categor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1-29T23:58:14.690671786</dc:date>
    <meta:editing-duration>PT10H53M34S</meta:editing-duration>
    <meta:editing-cycles>16</meta:editing-cycles>
    <meta:generator>LibreOffice/6.1.5.2$Linux_X86_64 LibreOffice_project/10$Build-2</meta:generator>
    <meta:document-statistic meta:table-count="0" meta:image-count="0" meta:object-count="0" meta:page-count="2" meta:paragraph-count="25" meta:word-count="470" meta:character-count="3098" meta:non-whitespace-character-count="2657"/>
  </office:meta>
</office:document-meta>
</file>